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75cm"/>
    </style:style>
    <style:style style:name="co3" style:family="table-column">
      <style:table-column-properties fo:break-before="auto" style:column-width="2.688cm"/>
    </style:style>
    <style:style style:name="co4" style:family="table-column">
      <style:table-column-properties fo:break-before="auto" style:column-width="2.226cm"/>
    </style:style>
    <style:style style:name="co5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5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" style:family="table-cell" style:parent-style-name="Default" style:data-style-name="N121"/>
    <style:style style:name="ce12" style:family="table-cell" style:parent-style-name="Default" style:data-style-name="N2"/>
    <style:style style:name="ce13" style:family="table-cell" style:parent-style-name="Default"/>
    <style:style style:name="ce15" style:family="table-cell" style:parent-style-name="Default"/>
    <style:style style:name="ce5" style:family="table-cell" style:parent-style-name="Default" style:data-style-name="N2"/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 style:data-style-name="N120"/>
    <style:style style:name="ce8" style:family="table-cell" style:parent-style-name="Default" style:data-style-name="N120"/>
    <style:style style:name="ce9" style:family="table-cell" style:parent-style-name="Default" style:data-style-name="N120"/>
    <style:style style:name="ce10" style:family="table-cell" style:parent-style-name="Default" style:data-style-name="N120"/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5"/>
        <table:table-column table:style-name="co1" table:number-columns-repeated="3" table:default-cell-style-name="ce5"/>
        <table:table-column table:style-name="co3" table:default-cell-style-name="Default"/>
        <table:table-column table:style-name="co4" table:default-cell-style-name="ce7"/>
        <table:table-column table:style-name="co5" table:default-cell-style-name="ce8"/>
        <table:table-column table:style-name="co5" table:default-cell-style-name="ce9"/>
        <table:table-column table:style-name="co5" table:default-cell-style-name="ce10"/>
        <table:table-row table:style-name="ro1" table:number-rows-repeated="2">
          <table:table-cell table:number-columns-repeated="6"/>
          <table:table-cell table:style-name="Default"/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 table:number-columns-repeated="2"/>
          <table:table-cell table:style-name="ce3" office:value-type="string" calcext:value-type="string">
            <text:p>Desired Range of Motion [mm]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otal Height</text:p>
            <text:p>[mm]</text:p>
          </table:table-cell>
          <table:table-cell table:style-name="ce2" office:value-type="string" calcext:value-type="string">
            <text:p>Block Offset</text:p>
            <text:p>[mm]</text:p>
          </table:table-cell>
          <table:table-cell table:style-name="ce2" office:value-type="string" calcext:value-type="string">
            <text:p>Rail Height</text:p>
            <text:p>[mm]</text:p>
          </table:table-cell>
          <table:table-cell table:style-name="ce2" office:value-type="string" calcext:value-type="string">
            <text:p>Rail Width</text:p>
            <text:p>[mm]</text:p>
          </table:table-cell>
          <table:table-cell table:style-name="ce2" office:value-type="string" calcext:value-type="string">
            <text:p>Block Height</text:p>
            <text:p>[mm]</text:p>
          </table:table-cell>
          <table:table-cell table:style-name="ce2" office:value-type="string" calcext:value-type="string">
            <text:p>Block Width</text:p>
            <text:p>[mm]</text:p>
          </table:table-cell>
          <table:table-cell table:style-name="ce2" office:value-type="string" calcext:value-type="string">
            <text:p>Block Length</text:p>
            <text:p>[mm]</text:p>
          </table:table-cell>
          <table:table-cell table:style-name="ce2" office:value-type="string" calcext:value-type="string">
            <text:p>Rail Weight</text:p>
            <text:p>[kg/m]</text:p>
          </table:table-cell>
          <table:table-cell table:style-name="ce2" office:value-type="string" calcext:value-type="string">
            <text:p>Block Weight</text:p>
            <text:p>[g]</text:p>
          </table:table-cell>
          <table:table-cell table:style-name="ce2" office:value-type="string" calcext:value-type="string">
            <text:p>Roll Moment</text:p>
            <text:p>[N.m]</text:p>
          </table:table-cell>
          <table:table-cell table:style-name="ce2" office:value-type="string" calcext:value-type="string">
            <text:p>Pitch Moment</text:p>
            <text:p>[N.m]</text:p>
          </table:table-cell>
          <table:table-cell table:style-name="ce2" office:value-type="string" calcext:value-type="string">
            <text:p>Yaw Moment</text:p>
            <text:p>[N.m]</text:p>
          </table:table-cell>
          <table:table-cell table:style-name="ce17" office:value-type="string" calcext:value-type="string">
            <text:p>Length for the desired stroke [mm]</text:p>
          </table:table-cell>
          <table:table-cell table:style-name="ce2" office:value-type="string" calcext:value-type="string">
            <text:p>Weight [g]</text:p>
          </table:table-cell>
          <table:table-cell table:style-name="ce3" office:value-type="string" calcext:value-type="string">
            <text:p>Roll Moment vs. Rail Weight [N.m/kg]</text:p>
          </table:table-cell>
          <table:table-cell table:style-name="ce3" office:value-type="string" calcext:value-type="string">
            <text:p>Pitch Moment vs. Rail Weight [N.m/kg]</text:p>
          </table:table-cell>
          <table:table-cell table:style-name="ce3" office:value-type="string" calcext:value-type="string">
            <text:p>Yaw Moment vs. Rail Weight [N.m/kg]</text:p>
          </table:table-cell>
        </table:table-row>
        <table:table-row table:style-name="ro3">
          <table:table-cell table:number-columns-repeated="6"/>
          <table:table-cell table:formula="of:=[.C8]-[.D8]" office:value-type="float" office:value="0" calcext:value-type="float">
            <text:p>0.0</text:p>
          </table:table-cell>
          <table:table-cell table:number-columns-repeated="7"/>
          <table:table-cell table:formula="of:=[.$D$3]+[.I8]" office:value-type="float" office:value="300" calcext:value-type="float">
            <text:p>300</text:p>
          </table:table-cell>
          <table:table-cell table:formula="of:=([.J8]*[.O8])+[.K8]" office:value-type="float" office:value="0" calcext:value-type="float">
            <text:p>0.000</text:p>
          </table:table-cell>
          <table:table-cell table:formula="of:=[.L8]/([.$P8]/1000)" office:value-type="string" office:string-value="" calcext:value-type="error">
            <text:p>#DIV/0!</text:p>
          </table:table-cell>
          <table:table-cell table:formula="of:=[.M8]/([.$P8]/1000)" office:value-type="string" office:string-value="" calcext:value-type="error">
            <text:p>#DIV/0!</text:p>
          </table:table-cell>
          <table:table-cell table:formula="of:=[.N8]/([.$P8]/1000)" office:value-type="string" office:string-value="" calcext:value-type="error">
            <text:p>#DIV/0!</text:p>
          </table:table-cell>
        </table:table-row>
        <table:table-row table:style-name="ro3">
          <table:table-cell table:number-columns-repeated="6"/>
          <table:table-cell table:formula="of:=[.C9]-[.D9]" office:value-type="float" office:value="0" calcext:value-type="float">
            <text:p>0.0</text:p>
          </table:table-cell>
          <table:table-cell table:number-columns-repeated="7"/>
          <table:table-cell table:formula="of:=[.$D$3]+[.I9]" office:value-type="float" office:value="300" calcext:value-type="float">
            <text:p>300</text:p>
          </table:table-cell>
          <table:table-cell table:formula="of:=([.J9]*[.O9])+[.K9]" office:value-type="float" office:value="0" calcext:value-type="float">
            <text:p>0.000</text:p>
          </table:table-cell>
          <table:table-cell table:formula="of:=[.L9]/([.$P9]/1000)" office:value-type="string" office:string-value="" calcext:value-type="error">
            <text:p>#DIV/0!</text:p>
          </table:table-cell>
          <table:table-cell table:formula="of:=[.M9]/([.$P9]/1000)" office:value-type="string" office:string-value="" calcext:value-type="error">
            <text:p>#DIV/0!</text:p>
          </table:table-cell>
          <table:table-cell table:formula="of:=[.N9]/([.$P9]/1000)" office:value-type="string" office:string-value="" calcext:value-type="error">
            <text:p>#DIV/0!</text:p>
          </table:table-cell>
        </table:table-row>
        <table:table-row table:style-name="ro3">
          <table:table-cell table:number-columns-repeated="6"/>
          <table:table-cell table:formula="of:=[.C10]-[.D10]" office:value-type="float" office:value="0" calcext:value-type="float">
            <text:p>0.0</text:p>
          </table:table-cell>
          <table:table-cell table:number-columns-repeated="7"/>
          <table:table-cell table:formula="of:=[.$D$3]+[.I10]" office:value-type="float" office:value="300" calcext:value-type="float">
            <text:p>300</text:p>
          </table:table-cell>
          <table:table-cell table:formula="of:=([.J10]*[.O10])+[.K10]" office:value-type="float" office:value="0" calcext:value-type="float">
            <text:p>0.000</text:p>
          </table:table-cell>
          <table:table-cell table:formula="of:=[.L10]/([.$P10]/1000)" office:value-type="string" office:string-value="" calcext:value-type="error">
            <text:p>#DIV/0!</text:p>
          </table:table-cell>
          <table:table-cell table:formula="of:=[.M10]/([.$P10]/1000)" office:value-type="string" office:string-value="" calcext:value-type="error">
            <text:p>#DIV/0!</text:p>
          </table:table-cell>
          <table:table-cell table:formula="of:=[.N10]/([.$P10]/1000)" office:value-type="string" office:string-value="" calcext:value-type="error">
            <text:p>#DIV/0!</text:p>
          </table:table-cell>
        </table:table-row>
        <table:table-row table:style-name="ro3">
          <table:table-cell table:number-columns-repeated="6"/>
          <table:table-cell table:formula="of:=[.C11]-[.D11]" office:value-type="float" office:value="0" calcext:value-type="float">
            <text:p>0.0</text:p>
          </table:table-cell>
          <table:table-cell table:number-columns-repeated="7"/>
          <table:table-cell table:formula="of:=[.$D$3]+[.I11]" office:value-type="float" office:value="300" calcext:value-type="float">
            <text:p>300</text:p>
          </table:table-cell>
          <table:table-cell table:formula="of:=([.J11]*[.O11])+[.K11]" office:value-type="float" office:value="0" calcext:value-type="float">
            <text:p>0.000</text:p>
          </table:table-cell>
          <table:table-cell table:formula="of:=[.L11]/([.$P11]/1000)" office:value-type="string" office:string-value="" calcext:value-type="error">
            <text:p>#DIV/0!</text:p>
          </table:table-cell>
          <table:table-cell table:formula="of:=[.M11]/([.$P11]/1000)" office:value-type="string" office:string-value="" calcext:value-type="error">
            <text:p>#DIV/0!</text:p>
          </table:table-cell>
          <table:table-cell table:formula="of:=[.N11]/([.$P11]/1000)" office:value-type="string" office:string-value="" calcext:value-type="error">
            <text:p>#DIV/0!</text:p>
          </table:table-cell>
        </table:table-row>
        <table:table-row table:style-name="ro3">
          <table:table-cell table:number-columns-repeated="6"/>
          <table:table-cell table:formula="of:=[.C12]-[.D12]" office:value-type="float" office:value="0" calcext:value-type="float">
            <text:p>0.0</text:p>
          </table:table-cell>
          <table:table-cell table:number-columns-repeated="7"/>
          <table:table-cell table:formula="of:=[.$D$3]+[.I12]" office:value-type="float" office:value="300" calcext:value-type="float">
            <text:p>300</text:p>
          </table:table-cell>
          <table:table-cell table:formula="of:=([.J12]*[.O12])+[.K12]" office:value-type="float" office:value="0" calcext:value-type="float">
            <text:p>0.000</text:p>
          </table:table-cell>
          <table:table-cell table:formula="of:=[.L12]/([.$P12]/1000)" office:value-type="string" office:string-value="" calcext:value-type="error">
            <text:p>#DIV/0!</text:p>
          </table:table-cell>
          <table:table-cell table:formula="of:=[.M12]/([.$P12]/1000)" office:value-type="string" office:string-value="" calcext:value-type="error">
            <text:p>#DIV/0!</text:p>
          </table:table-cell>
          <table:table-cell table:formula="of:=[.N12]/([.$P12]/1000)" office:value-type="string" office:string-value="" calcext:value-type="error">
            <text:p>#DIV/0!</text:p>
          </table:table-cell>
        </table:table-row>
        <table:table-row table:style-name="ro3">
          <table:table-cell table:number-columns-repeated="6"/>
          <table:table-cell table:formula="of:=[.C13]-[.D13]" office:value-type="float" office:value="0" calcext:value-type="float">
            <text:p>0.0</text:p>
          </table:table-cell>
          <table:table-cell table:number-columns-repeated="7"/>
          <table:table-cell table:formula="of:=[.$D$3]+[.I13]" office:value-type="float" office:value="300" calcext:value-type="float">
            <text:p>300</text:p>
          </table:table-cell>
          <table:table-cell table:formula="of:=([.J13]*[.O13])+[.K13]" office:value-type="float" office:value="0" calcext:value-type="float">
            <text:p>0.000</text:p>
          </table:table-cell>
          <table:table-cell table:formula="of:=[.L13]/([.$P13]/1000)" office:value-type="string" office:string-value="" calcext:value-type="error">
            <text:p>#DIV/0!</text:p>
          </table:table-cell>
          <table:table-cell table:formula="of:=[.M13]/([.$P13]/1000)" office:value-type="string" office:string-value="" calcext:value-type="error">
            <text:p>#DIV/0!</text:p>
          </table:table-cell>
          <table:table-cell table:formula="of:=[.N13]/([.$P13]/1000)" office:value-type="string" office:string-value="" calcext:value-type="error">
            <text:p>#DIV/0!</text:p>
          </table:table-cell>
        </table:table-row>
        <table:table-row table:style-name="ro3">
          <table:table-cell table:number-columns-repeated="6"/>
          <table:table-cell table:formula="of:=[.C14]-[.D14]" office:value-type="float" office:value="0" calcext:value-type="float">
            <text:p>0.0</text:p>
          </table:table-cell>
          <table:table-cell table:number-columns-repeated="7"/>
          <table:table-cell table:formula="of:=[.$D$3]+[.I14]" office:value-type="float" office:value="300" calcext:value-type="float">
            <text:p>300</text:p>
          </table:table-cell>
          <table:table-cell table:formula="of:=([.J14]*[.O14])+[.K14]" office:value-type="float" office:value="0" calcext:value-type="float">
            <text:p>0.000</text:p>
          </table:table-cell>
          <table:table-cell table:formula="of:=[.L14]/([.$P14]/1000)" office:value-type="string" office:string-value="" calcext:value-type="error">
            <text:p>#DIV/0!</text:p>
          </table:table-cell>
          <table:table-cell table:formula="of:=[.M14]/([.$P14]/1000)" office:value-type="string" office:string-value="" calcext:value-type="error">
            <text:p>#DIV/0!</text:p>
          </table:table-cell>
          <table:table-cell table:formula="of:=[.N14]/([.$P14]/1000)" office:value-type="string" office:string-value="" calcext:value-type="error">
            <text:p>#DIV/0!</text:p>
          </table:table-cell>
        </table:table-row>
        <table:table-row table:style-name="ro3">
          <table:table-cell table:number-columns-repeated="6"/>
          <table:table-cell table:formula="of:=[.C15]-[.D15]" office:value-type="float" office:value="0" calcext:value-type="float">
            <text:p>0.0</text:p>
          </table:table-cell>
          <table:table-cell table:number-columns-repeated="4"/>
          <table:table-cell table:style-name="Default" table:number-columns-repeated="3"/>
          <table:table-cell table:formula="of:=[.$D$3]+[.I15]" office:value-type="float" office:value="300" calcext:value-type="float">
            <text:p>300</text:p>
          </table:table-cell>
          <table:table-cell table:formula="of:=([.J15]*[.O15])+[.K15]" office:value-type="float" office:value="0" calcext:value-type="float">
            <text:p>0.000</text:p>
          </table:table-cell>
          <table:table-cell table:formula="of:=[.L15]/([.$P15]/1000)" office:value-type="string" office:string-value="" calcext:value-type="error">
            <text:p>#DIV/0!</text:p>
          </table:table-cell>
          <table:table-cell table:formula="of:=[.M15]/([.$P15]/1000)" office:value-type="string" office:string-value="" calcext:value-type="error">
            <text:p>#DIV/0!</text:p>
          </table:table-cell>
          <table:table-cell table:formula="of:=[.N15]/([.$P15]/1000)" office:value-type="string" office:string-value="" calcext:value-type="error">
            <text:p>#DIV/0!</text:p>
          </table:table-cell>
        </table:table-row>
        <table:table-row table:style-name="ro3">
          <table:table-cell table:number-columns-repeated="6"/>
          <table:table-cell table:formula="of:=[.C16]-[.D16]" office:value-type="float" office:value="0" calcext:value-type="float">
            <text:p>0.0</text:p>
          </table:table-cell>
          <table:table-cell table:number-columns-repeated="4"/>
          <table:table-cell table:style-name="Default" table:number-columns-repeated="3"/>
          <table:table-cell table:formula="of:=[.$D$3]+[.I16]" office:value-type="float" office:value="300" calcext:value-type="float">
            <text:p>300</text:p>
          </table:table-cell>
          <table:table-cell table:formula="of:=([.J16]*[.O16])+[.K16]" office:value-type="float" office:value="0" calcext:value-type="float">
            <text:p>0.000</text:p>
          </table:table-cell>
          <table:table-cell table:formula="of:=[.L16]/([.$P16]/1000)" office:value-type="string" office:string-value="" calcext:value-type="error">
            <text:p>#DIV/0!</text:p>
          </table:table-cell>
          <table:table-cell table:formula="of:=[.M16]/([.$P16]/1000)" office:value-type="string" office:string-value="" calcext:value-type="error">
            <text:p>#DIV/0!</text:p>
          </table:table-cell>
          <table:table-cell table:formula="of:=[.N16]/([.$P16]/1000)" office:value-type="string" office:string-value="" calcext:value-type="error">
            <text:p>#DIV/0!</text:p>
          </table:table-cell>
        </table:table-row>
        <table:table-row table:style-name="ro3">
          <table:table-cell/>
          <table:table-cell office:value-type="string" calcext:value-type="string">
            <text:p>MGN9H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9" calcext:value-type="float">
            <text:p>9</text:p>
          </table:table-cell>
          <table:table-cell table:formula="of:=[.C17]-[.D17]" office:value-type="float" office:value="8" calcext:value-type="float">
            <text:p>8.0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39.9" calcext:value-type="float">
            <text:p>39.9</text:p>
          </table:table-cell>
          <table:table-cell table:style-name="ce12" office:value-type="float" office:value="0.38" calcext:value-type="float">
            <text:p>0.38</text:p>
          </table:table-cell>
          <table:table-cell office:value-type="float" office:value="16" calcext:value-type="float">
            <text:p>16</text:p>
          </table:table-cell>
          <table:table-cell office:value-type="float" office:value="11.76" calcext:value-type="float">
            <text:p>11.76</text:p>
          </table:table-cell>
          <table:table-cell table:number-columns-repeated="2" office:value-type="float" office:value="7.35" calcext:value-type="float">
            <text:p>7.35</text:p>
          </table:table-cell>
          <table:table-cell table:formula="of:=[.$D$3]+[.I17]" office:value-type="float" office:value="339.9" calcext:value-type="float">
            <text:p>339.9</text:p>
          </table:table-cell>
          <table:table-cell table:formula="of:=([.J17]*[.O17])+[.K17]" office:value-type="float" office:value="145.162" calcext:value-type="float">
            <text:p>145.162</text:p>
          </table:table-cell>
          <table:table-cell table:formula="of:=[.L17]/([.$P17]/1000)" office:value-type="float" office:value="81.0129372700844" calcext:value-type="float">
            <text:p>81.013</text:p>
          </table:table-cell>
          <table:table-cell table:formula="of:=[.M17]/([.$P17]/1000)" office:value-type="float" office:value="50.6330857938028" calcext:value-type="float">
            <text:p>50.633</text:p>
          </table:table-cell>
          <table:table-cell table:formula="of:=[.N17]/([.$P17]/1000)" office:value-type="float" office:value="50.6330857938028" calcext:value-type="float">
            <text:p>50.633</text:p>
          </table:table-cell>
        </table:table-row>
        <table:table-row table:style-name="ro3">
          <table:table-cell/>
          <table:table-cell office:value-type="string" calcext:value-type="string">
            <text:p>MGN12H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C18]-[.D18]" office:value-type="float" office:value="10" calcext:value-type="float">
            <text:p>10.0</text:p>
          </table:table-cell>
          <table:table-cell office:value-type="float" office:value="27" calcext:value-type="float">
            <text:p>27</text:p>
          </table:table-cell>
          <table:table-cell table:style-name="ce4" office:value-type="float" office:value="45.4" calcext:value-type="float">
            <text:p>45.4</text:p>
          </table:table-cell>
          <table:table-cell table:style-name="ce12" office:value-type="float" office:value="0.65" calcext:value-type="float">
            <text:p>0.65</text:p>
          </table:table-cell>
          <table:table-cell office:value-type="float" office:value="54" calcext:value-type="float">
            <text:p>54</text:p>
          </table:table-cell>
          <table:table-cell office:value-type="float" office:value="38.22" calcext:value-type="float">
            <text:p>38.22</text:p>
          </table:table-cell>
          <table:table-cell table:number-columns-repeated="2" office:value-type="float" office:value="36.26" calcext:value-type="float">
            <text:p>36.26</text:p>
          </table:table-cell>
          <table:table-cell table:formula="of:=[.$D$3]+[.I18]" office:value-type="float" office:value="345.4" calcext:value-type="float">
            <text:p>345.4</text:p>
          </table:table-cell>
          <table:table-cell table:formula="of:=([.J18]*[.O18])+[.K18]" office:value-type="float" office:value="278.51" calcext:value-type="float">
            <text:p>278.510</text:p>
          </table:table-cell>
          <table:table-cell table:formula="of:=[.L18]/([.$P18]/1000)" office:value-type="float" office:value="137.23026103192" calcext:value-type="float">
            <text:p>137.230</text:p>
          </table:table-cell>
          <table:table-cell table:formula="of:=[.M18]/([.$P18]/1000)" office:value-type="float" office:value="130.192811748232" calcext:value-type="float">
            <text:p>130.193</text:p>
          </table:table-cell>
          <table:table-cell table:formula="of:=[.N18]/([.$P18]/1000)" office:value-type="float" office:value="130.192811748232" calcext:value-type="float">
            <text:p>130.193</text:p>
          </table:table-cell>
        </table:table-row>
        <table:table-row table:style-name="ro3">
          <table:table-cell/>
          <table:table-cell office:value-type="string" calcext:value-type="string">
            <text:p>MGW9H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C19]-[.D19]" office:value-type="float" office:value="9.1" calcext:value-type="float">
            <text:p>9.1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50.7" calcext:value-type="float">
            <text:p>50.7</text:p>
          </table:table-cell>
          <table:table-cell table:style-name="ce12" office:value-type="float" office:value="0.91" calcext:value-type="float">
            <text:p>0.91</text:p>
          </table:table-cell>
          <table:table-cell office:value-type="float" office:value="57" calcext:value-type="float">
            <text:p>57</text:p>
          </table:table-cell>
          <table:table-cell office:value-type="float" office:value="54.54" calcext:value-type="float">
            <text:p>54.54</text:p>
          </table:table-cell>
          <table:table-cell table:number-columns-repeated="2" office:value-type="float" office:value="34" calcext:value-type="float">
            <text:p>34.00</text:p>
          </table:table-cell>
          <table:table-cell table:formula="of:=[.$D$3]+[.I19]" office:value-type="float" office:value="350.7" calcext:value-type="float">
            <text:p>350.7</text:p>
          </table:table-cell>
          <table:table-cell table:formula="of:=([.J19]*[.O19])+[.K19]" office:value-type="float" office:value="376.137" calcext:value-type="float">
            <text:p>376.137</text:p>
          </table:table-cell>
          <table:table-cell table:formula="of:=[.L19]/([.$P19]/1000)" office:value-type="float" office:value="145.000358911779" calcext:value-type="float">
            <text:p>145.000</text:p>
          </table:table-cell>
          <table:table-cell table:formula="of:=[.M19]/([.$P19]/1000)" office:value-type="float" office:value="90.3925963146407" calcext:value-type="float">
            <text:p>90.393</text:p>
          </table:table-cell>
          <table:table-cell table:formula="of:=[.N19]/([.$P19]/1000)" office:value-type="float" office:value="90.3925963146407" calcext:value-type="float">
            <text:p>90.393</text:p>
          </table:table-cell>
        </table:table-row>
        <table:table-row table:style-name="ro3">
          <table:table-cell/>
          <table:table-cell office:value-type="string" calcext:value-type="string">
            <text:p>MGN15H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C20]-[.D20]" office:value-type="float" office:value="12" calcext:value-type="float">
            <text:p>12.0</text:p>
          </table:table-cell>
          <table:table-cell office:value-type="float" office:value="32" calcext:value-type="float">
            <text:p>32</text:p>
          </table:table-cell>
          <table:table-cell table:style-name="ce4" office:value-type="float" office:value="58.8" calcext:value-type="float">
            <text:p>58.8</text:p>
          </table:table-cell>
          <table:table-cell table:style-name="ce12" office:value-type="float" office:value="1.06" calcext:value-type="float">
            <text:p>1.06</text:p>
          </table:table-cell>
          <table:table-cell office:value-type="float" office:value="92" calcext:value-type="float">
            <text:p>92</text:p>
          </table:table-cell>
          <table:table-cell office:value-type="float" office:value="73.5" calcext:value-type="float">
            <text:p>73.50</text:p>
          </table:table-cell>
          <table:table-cell table:number-columns-repeated="2" office:value-type="float" office:value="57.82" calcext:value-type="float">
            <text:p>57.82</text:p>
          </table:table-cell>
          <table:table-cell table:formula="of:=[.$D$3]+[.I20]" office:value-type="float" office:value="358.8" calcext:value-type="float">
            <text:p>358.8</text:p>
          </table:table-cell>
          <table:table-cell table:formula="of:=([.J20]*[.O20])+[.K20]" office:value-type="float" office:value="472.328" calcext:value-type="float">
            <text:p>472.328</text:p>
          </table:table-cell>
          <table:table-cell table:formula="of:=[.L20]/([.$P20]/1000)" office:value-type="float" office:value="155.612201690351" calcext:value-type="float">
            <text:p>155.612</text:p>
          </table:table-cell>
          <table:table-cell table:formula="of:=[.M20]/([.$P20]/1000)" office:value-type="float" office:value="122.414931996409" calcext:value-type="float">
            <text:p>122.415</text:p>
          </table:table-cell>
          <table:table-cell table:formula="of:=[.N20]/([.$P20]/1000)" office:value-type="float" office:value="122.414931996409" calcext:value-type="float">
            <text:p>122.415</text:p>
          </table:table-cell>
        </table:table-row>
        <table:table-row table:style-name="ro3">
          <table:table-cell/>
          <table:table-cell office:value-type="string" calcext:value-type="string">
            <text:p>EGH15SA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table:formula="of:=[.C21]-[.D21]" office:value-type="float" office:value="19.5" calcext:value-type="float">
            <text:p>19.5</text:p>
          </table:table-cell>
          <table:table-cell office:value-type="float" office:value="34" calcext:value-type="float">
            <text:p>34</text:p>
          </table:table-cell>
          <table:table-cell table:style-name="ce4" office:value-type="float" office:value="40.1" calcext:value-type="float">
            <text:p>40.1</text:p>
          </table:table-cell>
          <table:table-cell table:style-name="ce12" office:value-type="float" office:value="1.25" calcext:value-type="float">
            <text:p>1.2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.00</text:p>
          </table:table-cell>
          <table:table-cell table:number-columns-repeated="2" office:value-type="float" office:value="40" calcext:value-type="float">
            <text:p>40.00</text:p>
          </table:table-cell>
          <table:table-cell table:formula="of:=[.$D$3]+[.I21]" office:value-type="float" office:value="340.1" calcext:value-type="float">
            <text:p>340.1</text:p>
          </table:table-cell>
          <table:table-cell table:formula="of:=([.J21]*[.O21])+[.K21]" office:value-type="float" office:value="515.125" calcext:value-type="float">
            <text:p>515.125</text:p>
          </table:table-cell>
          <table:table-cell table:formula="of:=[.L21]/([.$P21]/1000)" office:value-type="float" office:value="155.302111138073" calcext:value-type="float">
            <text:p>155.302</text:p>
          </table:table-cell>
          <table:table-cell table:formula="of:=[.M21]/([.$P21]/1000)" office:value-type="float" office:value="77.6510555690366" calcext:value-type="float">
            <text:p>77.651</text:p>
          </table:table-cell>
          <table:table-cell table:formula="of:=[.N21]/([.$P21]/1000)" office:value-type="float" office:value="77.6510555690366" calcext:value-type="float">
            <text:p>77.651</text:p>
          </table:table-cell>
        </table:table-row>
        <table:table-row table:style-name="ro3">
          <table:table-cell/>
          <table:table-cell office:value-type="string" calcext:value-type="string">
            <text:p>EGH15CA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table:formula="of:=[.C22]-[.D22]" office:value-type="float" office:value="19.5" calcext:value-type="float">
            <text:p>19.5</text:p>
          </table:table-cell>
          <table:table-cell office:value-type="float" office:value="34" calcext:value-type="float">
            <text:p>34</text:p>
          </table:table-cell>
          <table:table-cell table:style-name="ce4" office:value-type="float" office:value="56.8" calcext:value-type="float">
            <text:p>56.8</text:p>
          </table:table-cell>
          <table:table-cell table:style-name="ce12" office:value-type="float" office:value="1.25" calcext:value-type="float">
            <text:p>1.25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.00</text:p>
          </table:table-cell>
          <table:table-cell table:number-columns-repeated="2" office:value-type="float" office:value="100" calcext:value-type="float">
            <text:p>100.00</text:p>
          </table:table-cell>
          <table:table-cell table:formula="of:=[.$D$3]+[.I22]" office:value-type="float" office:value="356.8" calcext:value-type="float">
            <text:p>356.8</text:p>
          </table:table-cell>
          <table:table-cell table:formula="of:=([.J22]*[.O22])+[.K22]" office:value-type="float" office:value="596" calcext:value-type="float">
            <text:p>596.000</text:p>
          </table:table-cell>
          <table:table-cell table:formula="of:=[.L22]/([.$P22]/1000)" office:value-type="float" office:value="218.120805369128" calcext:value-type="float">
            <text:p>218.121</text:p>
          </table:table-cell>
          <table:table-cell table:formula="of:=[.M22]/([.$P22]/1000)" office:value-type="float" office:value="167.785234899329" calcext:value-type="float">
            <text:p>167.785</text:p>
          </table:table-cell>
          <table:table-cell table:formula="of:=[.N22]/([.$P22]/1000)" office:value-type="float" office:value="167.785234899329" calcext:value-type="float">
            <text:p>167.785</text:p>
          </table:table-cell>
        </table:table-row>
        <table:table-row table:style-name="ro3">
          <table:table-cell/>
          <table:table-cell office:value-type="string" calcext:value-type="string">
            <text:p>MGW12H</text:p>
          </table:table-cell>
          <table:table-cell office:value-type="float" office:value="14" calcext:value-type="float">
            <text:p>14</text:p>
          </table:table-cell>
          <table:table-cell office:value-type="float" office:value="3.4" calcext:value-type="float">
            <text:p>3.4</text:p>
          </table:table-cell>
          <table:table-cell office:value-type="float" office:value="8.5" calcext:value-type="float">
            <text:p>8.5</text:p>
          </table:table-cell>
          <table:table-cell office:value-type="float" office:value="24" calcext:value-type="float">
            <text:p>24</text:p>
          </table:table-cell>
          <table:table-cell table:formula="of:=[.C23]-[.D23]" office:value-type="float" office:value="10.6" calcext:value-type="float">
            <text:p>10.6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60.4" calcext:value-type="float">
            <text:p>60.4</text:p>
          </table:table-cell>
          <table:table-cell table:style-name="ce12" office:value-type="float" office:value="1.49" calcext:value-type="float">
            <text:p>1.49</text:p>
          </table:table-cell>
          <table:table-cell office:value-type="float" office:value="103" calcext:value-type="float">
            <text:p>103</text:p>
          </table:table-cell>
          <table:table-cell office:value-type="float" office:value="102.7" calcext:value-type="float">
            <text:p>102.70</text:p>
          </table:table-cell>
          <table:table-cell table:number-columns-repeated="2" office:value-type="float" office:value="57.37" calcext:value-type="float">
            <text:p>57.37</text:p>
          </table:table-cell>
          <table:table-cell table:formula="of:=[.$D$3]+[.I23]" office:value-type="float" office:value="360.4" calcext:value-type="float">
            <text:p>360.4</text:p>
          </table:table-cell>
          <table:table-cell table:formula="of:=([.J23]*[.O23])+[.K23]" office:value-type="float" office:value="639.996" calcext:value-type="float">
            <text:p>639.996</text:p>
          </table:table-cell>
          <table:table-cell table:formula="of:=[.L23]/([.$P23]/1000)" office:value-type="float" office:value="160.469752935956" calcext:value-type="float">
            <text:p>160.470</text:p>
          </table:table-cell>
          <table:table-cell table:formula="of:=[.M23]/([.$P23]/1000)" office:value-type="float" office:value="89.6411852574079" calcext:value-type="float">
            <text:p>89.641</text:p>
          </table:table-cell>
          <table:table-cell table:formula="of:=[.N23]/([.$P23]/1000)" office:value-type="float" office:value="89.6411852574079" calcext:value-type="float">
            <text:p>89.641</text:p>
          </table:table-cell>
        </table:table-row>
        <table:table-row table:style-name="ro3">
          <table:table-cell/>
          <table:table-cell office:value-type="string" calcext:value-type="string">
            <text:p>HGL15CA</text:p>
          </table:table-cell>
          <table:table-cell office:value-type="float" office:value="24" calcext:value-type="float">
            <text:p>24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C24]-[.D24]" office:value-type="float" office:value="19.7" calcext:value-type="float">
            <text:p>19.7</text:p>
          </table:table-cell>
          <table:table-cell office:value-type="float" office:value="34" calcext:value-type="float">
            <text:p>34</text:p>
          </table:table-cell>
          <table:table-cell table:style-name="ce4" office:value-type="float" office:value="61.4" calcext:value-type="float">
            <text:p>61.4</text:p>
          </table:table-cell>
          <table:table-cell table:style-name="ce12" office:value-type="float" office:value="1.45" calcext:value-type="float">
            <text:p>1.45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.00</text:p>
          </table:table-cell>
          <table:table-cell table:number-columns-repeated="2" office:value-type="float" office:value="100" calcext:value-type="float">
            <text:p>100.00</text:p>
          </table:table-cell>
          <table:table-cell table:formula="of:=[.$D$3]+[.I24]" office:value-type="float" office:value="361.4" calcext:value-type="float">
            <text:p>361.4</text:p>
          </table:table-cell>
          <table:table-cell table:formula="of:=([.J24]*[.O24])+[.K24]" office:value-type="float" office:value="664.03" calcext:value-type="float">
            <text:p>664.030</text:p>
          </table:table-cell>
          <table:table-cell table:formula="of:=[.L24]/([.$P24]/1000)" office:value-type="float" office:value="180.714726744274" calcext:value-type="float">
            <text:p>180.715</text:p>
          </table:table-cell>
          <table:table-cell table:formula="of:=[.M24]/([.$P24]/1000)" office:value-type="float" office:value="150.595605620228" calcext:value-type="float">
            <text:p>150.596</text:p>
          </table:table-cell>
          <table:table-cell table:formula="of:=[.N24]/([.$P24]/1000)" office:value-type="float" office:value="150.595605620228" calcext:value-type="float">
            <text:p>150.596</text:p>
          </table:table-cell>
        </table:table-row>
        <table:table-row table:style-name="ro3">
          <table:table-cell/>
          <table:table-cell office:value-type="string" calcext:value-type="string">
            <text:p>HGW15CA</text:p>
          </table:table-cell>
          <table:table-cell office:value-type="float" office:value="24" calcext:value-type="float">
            <text:p>24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C25]-[.D25]" office:value-type="float" office:value="19.7" calcext:value-type="float">
            <text:p>19.7</text:p>
          </table:table-cell>
          <table:table-cell office:value-type="float" office:value="47" calcext:value-type="float">
            <text:p>47</text:p>
          </table:table-cell>
          <table:table-cell table:style-name="ce4" office:value-type="float" office:value="61.4" calcext:value-type="float">
            <text:p>61.4</text:p>
          </table:table-cell>
          <table:table-cell table:style-name="ce12" office:value-type="float" office:value="1.45" calcext:value-type="float">
            <text:p>1.45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.00</text:p>
          </table:table-cell>
          <table:table-cell table:number-columns-repeated="2" office:value-type="float" office:value="100" calcext:value-type="float">
            <text:p>100.00</text:p>
          </table:table-cell>
          <table:table-cell table:formula="of:=[.$D$3]+[.I25]" office:value-type="float" office:value="361.4" calcext:value-type="float">
            <text:p>361.4</text:p>
          </table:table-cell>
          <table:table-cell table:formula="of:=([.J25]*[.O25])+[.K25]" office:value-type="float" office:value="694.03" calcext:value-type="float">
            <text:p>694.030</text:p>
          </table:table-cell>
          <table:table-cell table:formula="of:=[.L25]/([.$P25]/1000)" office:value-type="float" office:value="172.90318862297" calcext:value-type="float">
            <text:p>172.903</text:p>
          </table:table-cell>
          <table:table-cell table:formula="of:=[.M25]/([.$P25]/1000)" office:value-type="float" office:value="144.085990519142" calcext:value-type="float">
            <text:p>144.086</text:p>
          </table:table-cell>
          <table:table-cell table:formula="of:=[.N25]/([.$P25]/1000)" office:value-type="float" office:value="144.085990519142" calcext:value-type="float">
            <text:p>144.086</text:p>
          </table:table-cell>
        </table:table-row>
        <table:table-row table:style-name="ro3">
          <table:table-cell/>
          <table:table-cell office:value-type="string" calcext:value-type="string">
            <text:p>HGH15CA</text:p>
          </table:table-cell>
          <table:table-cell office:value-type="float" office:value="28" calcext:value-type="float">
            <text:p>28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C26]-[.D26]" office:value-type="float" office:value="23.7" calcext:value-type="float">
            <text:p>23.7</text:p>
          </table:table-cell>
          <table:table-cell table:formula="of:=34" office:value-type="float" office:value="34" calcext:value-type="float">
            <text:p>34</text:p>
          </table:table-cell>
          <table:table-cell table:style-name="ce4" office:value-type="float" office:value="61.4" calcext:value-type="float">
            <text:p>61.4</text:p>
          </table:table-cell>
          <table:table-cell table:style-name="ce12" office:value-type="float" office:value="1.45" calcext:value-type="float">
            <text:p>1.45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.00</text:p>
          </table:table-cell>
          <table:table-cell table:number-columns-repeated="2" office:value-type="float" office:value="100" calcext:value-type="float">
            <text:p>100.00</text:p>
          </table:table-cell>
          <table:table-cell table:formula="of:=[.$D$3]+[.I26]" office:value-type="float" office:value="361.4" calcext:value-type="float">
            <text:p>361.4</text:p>
          </table:table-cell>
          <table:table-cell table:formula="of:=([.J26]*[.O26])+[.K26]" office:value-type="float" office:value="704.03" calcext:value-type="float">
            <text:p>704.030</text:p>
          </table:table-cell>
          <table:table-cell table:formula="of:=[.L26]/([.$P26]/1000)" office:value-type="float" office:value="170.447282076048" calcext:value-type="float">
            <text:p>170.447</text:p>
          </table:table-cell>
          <table:table-cell table:formula="of:=[.M26]/([.$P26]/1000)" office:value-type="float" office:value="142.03940173004" calcext:value-type="float">
            <text:p>142.039</text:p>
          </table:table-cell>
          <table:table-cell table:formula="of:=[.N26]/([.$P26]/1000)" office:value-type="float" office:value="142.03940173004" calcext:value-type="float">
            <text:p>142.039</text:p>
          </table:table-cell>
        </table:table-row>
        <table:table-row table:style-name="ro3">
          <table:table-cell/>
          <table:table-cell office:value-type="string" calcext:value-type="string">
            <text:p>QHH15CA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C27]-[.D27]" office:value-type="float" office:value="24" calcext:value-type="float">
            <text:p>24.0</text:p>
          </table:table-cell>
          <table:table-cell office:value-type="float" office:value="34" calcext:value-type="float">
            <text:p>34</text:p>
          </table:table-cell>
          <table:table-cell office:value-type="float" office:value="61.4" calcext:value-type="float">
            <text:p>61.4</text:p>
          </table:table-cell>
          <table:table-cell table:style-name="ce13" office:value-type="float" office:value="1.45" calcext:value-type="float">
            <text:p>1.4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.00</text:p>
          </table:table-cell>
          <table:table-cell table:number-columns-repeated="2" office:value-type="float" office:value="80" calcext:value-type="float">
            <text:p>80.00</text:p>
          </table:table-cell>
          <table:table-cell table:formula="of:=[.$D$3]+[.I27]" office:value-type="float" office:value="361.4" calcext:value-type="float">
            <text:p>361.4</text:p>
          </table:table-cell>
          <table:table-cell table:formula="of:=([.J27]*[.O27])+[.K27]" office:value-type="float" office:value="704.03" calcext:value-type="float">
            <text:p>704.030</text:p>
          </table:table-cell>
          <table:table-cell table:formula="of:=[.L27]/([.$P27]/1000)" office:value-type="float" office:value="142.03940173004" calcext:value-type="float">
            <text:p>142.039</text:p>
          </table:table-cell>
          <table:table-cell table:formula="of:=[.M27]/([.$P27]/1000)" office:value-type="float" office:value="113.631521384032" calcext:value-type="float">
            <text:p>113.632</text:p>
          </table:table-cell>
          <table:table-cell table:formula="of:=[.N27]/([.$P27]/1000)" office:value-type="float" office:value="113.631521384032" calcext:value-type="float">
            <text:p>113.632</text:p>
          </table:table-cell>
        </table:table-row>
        <table:table-row table:style-name="ro3">
          <table:table-cell/>
          <table:table-cell office:value-type="string" calcext:value-type="string">
            <text:p>CGH15CA</text:p>
          </table:table-cell>
          <table:table-cell office:value-type="float" office:value="28" calcext:value-type="float">
            <text:p>28</text:p>
          </table:table-cell>
          <table:table-cell office:value-type="float" office:value="4.1" calcext:value-type="float">
            <text:p>4.1</text:p>
          </table:table-cell>
          <table:table-cell office:value-type="float" office:value="16.2" calcext:value-type="float">
            <text:p>16.2</text:p>
          </table:table-cell>
          <table:table-cell office:value-type="float" office:value="15" calcext:value-type="float">
            <text:p>15</text:p>
          </table:table-cell>
          <table:table-cell table:formula="of:=[.C28]-[.D28]" office:value-type="float" office:value="23.9" calcext:value-type="float">
            <text:p>23.9</text:p>
          </table:table-cell>
          <table:table-cell office:value-type="float" office:value="34" calcext:value-type="float">
            <text:p>34</text:p>
          </table:table-cell>
          <table:table-cell office:value-type="float" office:value="58.2" calcext:value-type="float">
            <text:p>58.2</text:p>
          </table:table-cell>
          <table:table-cell table:style-name="ce13" office:value-type="float" office:value="1.58" calcext:value-type="float">
            <text:p>1.58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.00</text:p>
          </table:table-cell>
          <table:table-cell table:number-columns-repeated="2" office:value-type="float" office:value="140" calcext:value-type="float">
            <text:p>140.00</text:p>
          </table:table-cell>
          <table:table-cell table:formula="of:=[.$D$3]+[.I28]" office:value-type="float" office:value="358.2" calcext:value-type="float">
            <text:p>358.2</text:p>
          </table:table-cell>
          <table:table-cell table:formula="of:=([.J28]*[.O28])+[.K28]" office:value-type="float" office:value="715.956" calcext:value-type="float">
            <text:p>715.956</text:p>
          </table:table-cell>
          <table:table-cell table:formula="of:=[.L28]/([.$P28]/1000)" office:value-type="float" office:value="265.379436725162" calcext:value-type="float">
            <text:p>265.379</text:p>
          </table:table-cell>
          <table:table-cell table:formula="of:=[.M28]/([.$P28]/1000)" office:value-type="float" office:value="195.542742850119" calcext:value-type="float">
            <text:p>195.543</text:p>
          </table:table-cell>
          <table:table-cell table:formula="of:=[.N28]/([.$P28]/1000)" office:value-type="float" office:value="195.542742850119" calcext:value-type="float">
            <text:p>195.543</text:p>
          </table:table-cell>
        </table:table-row>
        <table:table-row table:style-name="ro3">
          <table:table-cell/>
          <table:table-cell office:value-type="string" calcext:value-type="string">
            <text:p>RGH15CA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6.5" calcext:value-type="float">
            <text:p>16.5</text:p>
          </table:table-cell>
          <table:table-cell office:value-type="float" office:value="15" calcext:value-type="float">
            <text:p>15</text:p>
          </table:table-cell>
          <table:table-cell table:formula="of:=[.C29]-[.D29]" office:value-type="float" office:value="24" calcext:value-type="float">
            <text:p>24.0</text:p>
          </table:table-cell>
          <table:table-cell office:value-type="float" office:value="34" calcext:value-type="float">
            <text:p>34</text:p>
          </table:table-cell>
          <table:table-cell table:style-name="ce4" office:value-type="float" office:value="68" calcext:value-type="float">
            <text:p>68.0</text:p>
          </table:table-cell>
          <table:table-cell table:style-name="ce13" office:value-type="float" office:value="1.8" calcext:value-type="float">
            <text:p>1.8</text:p>
          </table:table-cell>
          <table:table-cell office:value-type="float" office:value="200" calcext:value-type="float">
            <text:p>200</text:p>
          </table:table-cell>
          <table:table-cell office:value-type="float" office:value="311" calcext:value-type="float">
            <text:p>311.00</text:p>
          </table:table-cell>
          <table:table-cell table:number-columns-repeated="2" office:value-type="float" office:value="173" calcext:value-type="float">
            <text:p>173.00</text:p>
          </table:table-cell>
          <table:table-cell table:style-name="ce4" table:formula="of:=[.$D$3]+[.I29]" office:value-type="float" office:value="368" calcext:value-type="float">
            <text:p>368.0</text:p>
          </table:table-cell>
          <table:table-cell table:formula="of:=([.J29]*[.O29])+[.K29]" office:value-type="float" office:value="862.4" calcext:value-type="float">
            <text:p>862.400</text:p>
          </table:table-cell>
          <table:table-cell table:formula="of:=[.L29]/([.$P29]/1000)" office:value-type="float" office:value="360.621521335807" calcext:value-type="float">
            <text:p>360.622</text:p>
          </table:table-cell>
          <table:table-cell table:formula="of:=[.M29]/([.$P29]/1000)" office:value-type="float" office:value="200.602968460111" calcext:value-type="float">
            <text:p>200.603</text:p>
          </table:table-cell>
          <table:table-cell table:formula="of:=[.N29]/([.$P29]/1000)" office:value-type="float" office:value="200.602968460111" calcext:value-type="float">
            <text:p>200.603</text:p>
          </table:table-cell>
        </table:table-row>
        <table:table-row table:style-name="ro3">
          <table:table-cell/>
          <table:table-cell office:value-type="string" calcext:value-type="string">
            <text:p>WEH17CA</text:p>
          </table:table-cell>
          <table:table-cell office:value-type="float" office:value="17" calcext:value-type="float">
            <text:p>17</text:p>
          </table:table-cell>
          <table:table-cell office:value-type="float" office:value="2.5" calcext:value-type="float">
            <text:p>2.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formula="of:=[.C30]-[.D30]" office:value-type="float" office:value="14.5" calcext:value-type="float">
            <text:p>14.5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50.6" calcext:value-type="float">
            <text:p>50.6</text:p>
          </table:table-cell>
          <table:table-cell table:style-name="ce12" office:value-type="float" office:value="2.2" calcext:value-type="float">
            <text:p>2.2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.00</text:p>
          </table:table-cell>
          <table:table-cell table:number-columns-repeated="2" office:value-type="float" office:value="62" calcext:value-type="float">
            <text:p>62.00</text:p>
          </table:table-cell>
          <table:table-cell table:formula="of:=[.$D$3]+[.I30]" office:value-type="float" office:value="350.6" calcext:value-type="float">
            <text:p>350.6</text:p>
          </table:table-cell>
          <table:table-cell table:formula="of:=([.J30]*[.O30])+[.K30]" office:value-type="float" office:value="891.32" calcext:value-type="float">
            <text:p>891.320</text:p>
          </table:table-cell>
          <table:table-cell table:formula="of:=[.L30]/([.$P30]/1000)" office:value-type="float" office:value="168.289727595028" calcext:value-type="float">
            <text:p>168.290</text:p>
          </table:table-cell>
          <table:table-cell table:formula="of:=[.M30]/([.$P30]/1000)" office:value-type="float" office:value="69.5597540726114" calcext:value-type="float">
            <text:p>69.560</text:p>
          </table:table-cell>
          <table:table-cell table:formula="of:=[.N30]/([.$P30]/1000)" office:value-type="float" office:value="69.5597540726114" calcext:value-type="float">
            <text:p>69.560</text:p>
          </table:table-cell>
        </table:table-row>
        <table:table-row table:style-name="ro3">
          <table:table-cell/>
          <table:table-cell office:value-type="string" calcext:value-type="string">
            <text:p>HGH20CA</text:p>
          </table:table-cell>
          <table:table-cell office:value-type="float" office:value="30" calcext:value-type="float">
            <text:p>30</text:p>
          </table:table-cell>
          <table:table-cell office:value-type="float" office:value="4.6" calcext:value-type="float">
            <text:p>4.6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table:formula="of:=[.C31]-[.D31]" office:value-type="float" office:value="25.4" calcext:value-type="float">
            <text:p>25.4</text:p>
          </table:table-cell>
          <table:table-cell office:value-type="float" office:value="44" calcext:value-type="float">
            <text:p>44</text:p>
          </table:table-cell>
          <table:table-cell table:style-name="ce4" office:value-type="float" office:value="77.5" calcext:value-type="float">
            <text:p>77.5</text:p>
          </table:table-cell>
          <table:table-cell table:style-name="ce12" office:value-type="float" office:value="2.21" calcext:value-type="float">
            <text:p>2.21</text:p>
          </table:table-cell>
          <table:table-cell office:value-type="float" office:value="300" calcext:value-type="float">
            <text:p>300</text:p>
          </table:table-cell>
          <table:table-cell office:value-type="float" office:value="270" calcext:value-type="float">
            <text:p>270.00</text:p>
          </table:table-cell>
          <table:table-cell table:number-columns-repeated="2" office:value-type="float" office:value="200" calcext:value-type="float">
            <text:p>200.00</text:p>
          </table:table-cell>
          <table:table-cell table:formula="of:=[.$D$3]+[.I31]" office:value-type="float" office:value="377.5" calcext:value-type="float">
            <text:p>377.5</text:p>
          </table:table-cell>
          <table:table-cell table:formula="of:=([.J31]*[.O31])+[.K31]" office:value-type="float" office:value="1134.275" calcext:value-type="float">
            <text:p>1134.275</text:p>
          </table:table-cell>
          <table:table-cell table:formula="of:=[.L31]/([.$P31]/1000)" office:value-type="float" office:value="238.0375129488" calcext:value-type="float">
            <text:p>238.038</text:p>
          </table:table-cell>
          <table:table-cell table:formula="of:=[.M31]/([.$P31]/1000)" office:value-type="float" office:value="176.324083665778" calcext:value-type="float">
            <text:p>176.324</text:p>
          </table:table-cell>
          <table:table-cell table:formula="of:=[.N31]/([.$P31]/1000)" office:value-type="float" office:value="176.324083665778" calcext:value-type="float">
            <text:p>176.324</text:p>
          </table:table-cell>
        </table:table-row>
        <table:table-row table:style-name="ro3">
          <table:table-cell/>
          <table:table-cell office:value-type="string" calcext:value-type="string">
            <text:p>HGH20HA</text:p>
          </table:table-cell>
          <table:table-cell office:value-type="float" office:value="30" calcext:value-type="float">
            <text:p>30</text:p>
          </table:table-cell>
          <table:table-cell office:value-type="float" office:value="4.6" calcext:value-type="float">
            <text:p>4.6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table:formula="of:=[.C32]-[.D32]" office:value-type="float" office:value="25.4" calcext:value-type="float">
            <text:p>25.4</text:p>
          </table:table-cell>
          <table:table-cell office:value-type="float" office:value="44" calcext:value-type="float">
            <text:p>44</text:p>
          </table:table-cell>
          <table:table-cell table:style-name="ce4" office:value-type="float" office:value="92.2" calcext:value-type="float">
            <text:p>92.2</text:p>
          </table:table-cell>
          <table:table-cell table:style-name="ce12" office:value-type="float" office:value="2.21" calcext:value-type="float">
            <text:p>2.21</text:p>
          </table:table-cell>
          <table:table-cell office:value-type="float" office:value="390" calcext:value-type="float">
            <text:p>390</text:p>
          </table:table-cell>
          <table:table-cell table:number-columns-repeated="3" office:value-type="float" office:value="350" calcext:value-type="float">
            <text:p>350.00</text:p>
          </table:table-cell>
          <table:table-cell table:formula="of:=[.$D$3]+[.I32]" office:value-type="float" office:value="392.2" calcext:value-type="float">
            <text:p>392.2</text:p>
          </table:table-cell>
          <table:table-cell table:formula="of:=([.J32]*[.O32])+[.K32]" office:value-type="float" office:value="1256.762" calcext:value-type="float">
            <text:p>1256.762</text:p>
          </table:table-cell>
          <table:table-cell table:formula="of:=[.L32]/([.$P32]/1000)" office:value-type="float" office:value="278.493461769213" calcext:value-type="float">
            <text:p>278.493</text:p>
          </table:table-cell>
          <table:table-cell table:formula="of:=[.M32]/([.$P32]/1000)" office:value-type="float" office:value="278.493461769213" calcext:value-type="float">
            <text:p>278.493</text:p>
          </table:table-cell>
          <table:table-cell table:formula="of:=[.N32]/([.$P32]/1000)" office:value-type="float" office:value="278.493461769213" calcext:value-type="float">
            <text:p>278.493</text:p>
          </table:table-cell>
        </table:table-row>
        <table:table-row table:style-name="ro3">
          <table:table-cell/>
          <table:table-cell office:value-type="string" calcext:value-type="string">
            <text:p>WEH21CA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formula="of:=[.C33]-[.D33]" office:value-type="float" office:value="18" calcext:value-type="float">
            <text:p>18.0</text:p>
          </table:table-cell>
          <table:table-cell office:value-type="float" office:value="54" calcext:value-type="float">
            <text:p>54</text:p>
          </table:table-cell>
          <table:table-cell table:style-name="ce4" office:value-type="float" office:value="59" calcext:value-type="float">
            <text:p>59.0</text:p>
          </table:table-cell>
          <table:table-cell table:style-name="ce12" office:value-type="float" office:value="3" calcext:value-type="float">
            <text:p>3.00</text:p>
          </table:table-cell>
          <table:table-cell office:value-type="float" office:value="200" calcext:value-type="float">
            <text:p>200</text:p>
          </table:table-cell>
          <table:table-cell office:value-type="float" office:value="230" calcext:value-type="float">
            <text:p>230.00</text:p>
          </table:table-cell>
          <table:table-cell table:number-columns-repeated="2" office:value-type="float" office:value="100" calcext:value-type="float">
            <text:p>100.00</text:p>
          </table:table-cell>
          <table:table-cell table:style-name="ce4" table:formula="of:=[.$D$3]+[.I33]" office:value-type="float" office:value="359" calcext:value-type="float">
            <text:p>359.0</text:p>
          </table:table-cell>
          <table:table-cell table:formula="of:=([.J33]*[.O33])+[.K33]" office:value-type="float" office:value="1277" calcext:value-type="float">
            <text:p>1277.000</text:p>
          </table:table-cell>
          <table:table-cell table:formula="of:=[.L33]/([.$P33]/1000)" office:value-type="float" office:value="180.109631949883" calcext:value-type="float">
            <text:p>180.110</text:p>
          </table:table-cell>
          <table:table-cell table:formula="of:=[.M33]/([.$P33]/1000)" office:value-type="float" office:value="78.3085356303837" calcext:value-type="float">
            <text:p>78.309</text:p>
          </table:table-cell>
          <table:table-cell table:formula="of:=[.N33]/([.$P33]/1000)" office:value-type="float" office:value="78.3085356303837" calcext:value-type="float">
            <text:p>78.309</text:p>
          </table:table-cell>
        </table:table-row>
        <calcext:conditional-formats>
          <calcext:conditional-format calcext:target-range-address="Sheet1.S8:Sheet1.S3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8:Sheet1.R3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Q8:Sheet1.Q3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K8:Sheet1.K3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J17:Sheet1.J3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  <table:database-ranges>
        <table:database-range table:name="__Anonymous_Sheet_DB__0" table:target-range-address="Sheet1.B7:Sheet1.S33" table:display-filter-buttons="true">
          <table:sort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1" number:min-decimal-places="11" number:min-integer-digits="1"/>
    </number:number-style>
    <number:number-style style:name="N113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8T21:03:10.590000000</dc:date>
    <meta:editing-duration>P1DT16H7M47S</meta:editing-duration>
    <meta:editing-cycles>7</meta:editing-cycles>
    <meta:generator>LibreOffice/7.4.3.2$Windows_X86_64 LibreOffice_project/1048a8393ae2eeec98dff31b5c133c5f1d08b890</meta:generator>
    <meta:document-statistic meta:table-count="1" meta:cell-count="380" meta:object-count="0"/>
  </office:meta>
</office:document-meta>
</file>